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 Braille" svg:font-family="'Apple Braille'" style:font-pitch="variable" style:font-charset="x-symbol"/>
    <style:font-face style:name="Apple Color Emoji" svg:font-family="'Apple Color Emoji'" style:font-pitch="variable" style:font-charset="x-symbol"/>
    <style:font-face style:name="Arial" svg:font-family="Arial"/>
    <style:font-face style:name="Arial1" svg:font-family="Arial, sans-serif"/>
    <style:font-face style:name="Georgia" svg:font-family="Georgia, Arial, Helvetica, sans-serif"/>
    <style:font-face style:name="TimesNewRomanPSMT" svg:font-family="TimesNewRomanPSMT"/>
    <style:font-face style:name="Al Bayan" svg:font-family="'Al Bayan'" style:font-pitch="variable"/>
    <style:font-face style:name="Al Nile" svg:font-family="'Al Nile'" style:font-pitch="variable"/>
    <style:font-face style:name="Al Tarikh" svg:font-family="'Al Tarikh'" style:font-pitch="variable"/>
    <style:font-face style:name="Andale Mono" svg:font-family="'Andale Mono'" style:font-pitch="variable"/>
    <style:font-face style:name="Apple Chancery" svg:font-family="'Apple Chancery'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2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2" fo:font-size="12pt" officeooo:paragraph-rsid="001e2a1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2" fo:font-size="12pt" officeooo:rsid="001e2a16" officeooo:paragraph-rsid="001e2a1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2" fo:font-size="12pt" officeooo:paragraph-rsid="001e2a16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Arial2" fo:font-size="12pt" fo:letter-spacing="normal" fo:font-style="normal" fo:font-weight="normal" officeooo:paragraph-rsid="001e2a16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111111" style:font-name="Arial2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8.44999980926514pt" fo:letter-spacing="normal" fo:font-style="italic" fo:font-weight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2" fo:font-size="12pt" fo:letter-spacing="normal" fo:font-style="italic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2" fo:font-size="12pt" fo:letter-spacing="normal" fo:font-style="italic" style:text-underline-style="solid" style:text-underline-width="auto" style:text-underline-color="font-color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.224cm" fo:margin-bottom="0cm" loext:contextual-spacing="false" style:line-height-at-least="0.337cm" fo:text-align="start" style:justify-single-word="false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fo:margin-top="0.224cm" fo:margin-bottom="0cm" loext:contextual-spacing="false" style:line-height-at-least="0.337cm" fo:text-align="center" style:justify-single-word="false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.224cm" fo:margin-bottom="0cm" loext:contextual-spacing="false" style:line-height-at-least="0.337cm" fo:text-align="start" style:justify-single-word="false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margin-top="0.224cm" fo:margin-bottom="0cm" loext:contextual-spacing="false" style:line-height-at-least="0.337cm" fo:text-align="center" style:justify-single-word="false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.224cm" fo:margin-bottom="0cm" loext:contextual-spacing="false" style:line-height-at-least="0.337cm" fo:text-align="start" style:justify-single-word="false" fo:text-indent="0cm" style:auto-text-indent="false" fo:padding="0cm" fo:border="none"/>
      <style:text-properties fo:font-variant="normal" fo:text-transform="none" fo:color="#000000" style:font-name="Arial2" fo:font-size="12pt" fo:letter-spacing="normal" fo:font-style="italic" fo:font-weight="normal" style:font-size-asian="12pt" style:font-size-complex="12pt"/>
    </style:style>
    <style:style style:name="P18" style:family="paragraph" style:parent-style-name="Text_20_body" style:list-style-name="L1">
      <style:paragraph-properties fo:margin-left="0cm" fo:margin-right="0cm" fo:margin-top="0cm" fo:margin-bottom="0.037cm" loext:contextual-spacing="false" style:line-height-at-least="0.337cm" fo:text-align="start" style:justify-single-word="false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2">
      <style:paragraph-properties fo:margin-left="0cm" fo:margin-right="0cm" fo:margin-top="0cm" fo:margin-bottom="0.037cm" loext:contextual-spacing="false" style:line-height-at-least="0.337cm" fo:text-align="start" style:justify-single-word="false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3">
      <style:paragraph-properties fo:margin-left="0cm" fo:margin-right="0cm" fo:margin-top="0cm" fo:margin-bottom="0.037cm" loext:contextual-spacing="false" style:line-height-at-least="0.337cm" fo:text-align="start" style:justify-single-word="false" fo:text-indent="0cm" style:auto-text-indent="false" fo:padding="0cm" fo:border="none"/>
      <style:text-properties fo:font-variant="normal" fo:text-transform="none" fo:color="#000000" style:font-name="Arial2" fo:font-size="12pt" fo:letter-spacing="normal" fo:font-style="normal" fo:font-weight="normal" style:font-size-asian="12pt" style:font-size-complex="12pt"/>
    </style:style>
    <style:style style:name="T1" style:family="text">
      <style:text-properties fo:font-size="14pt" fo:background-color="#ffffff" loext:char-shading-value="0"/>
    </style:style>
    <style:style style:name="T2" style:family="text">
      <style:text-properties style:font-name="TimesNewRomanPSMT" fo:font-size="14pt" fo:background-color="#ffffff" loext:char-shading-value="0"/>
    </style:style>
    <style:style style:name="T3" style:family="text">
      <style:text-properties style:font-name="TimesNewRomanPSMT" fo:background-color="#ffffff" loext:char-shading-value="0"/>
    </style:style>
    <style:style style:name="T4" style:family="text">
      <style:text-properties officeooo:rsid="001e2a16"/>
    </style:style>
    <style:style style:name="T5" style:family="text">
      <style:text-properties fo:font-variant="normal" fo:text-transform="none" fo:color="#111111" style:font-name="TimesNewRomanPSMT" fo:font-size="14pt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111111" fo:font-size="14pt" fo:letter-spacing="normal" fo:font-style="normal" fo:font-weight="normal" fo:background-color="#ffffff" loext:char-shading-value="0"/>
    </style:style>
    <style:style style:name="T7" style:family="text">
      <style:text-properties fo:font-variant="normal" fo:text-transform="none" fo:color="#111111" fo:letter-spacing="normal" fo:font-style="normal" fo:font-weight="normal" fo:background-color="#ffffff" loext:char-shading-value="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2"/>
    </style:style>
    <style:style style:name="T11" style:family="text">
      <style:text-properties style:font-name="Arial2" fo:font-size="12pt" style:font-size-asian="12pt" style:font-size-complex="12pt"/>
    </style:style>
    <style:style style:name="T12" style:family="text">
      <style:text-properties fo:background-color="#ffffff" loext:char-shading-value="0"/>
    </style:style>
    <style:style style:name="T13" style:family="text">
      <style:text-properties style:font-name="American Typewriter"/>
    </style:style>
    <style:style style:name="T14" style:family="text">
      <style:text-properties style:font-name="Al Bayan"/>
    </style:style>
    <style:style style:name="T15" style:family="text">
      <style:text-properties style:font-name="Al Nile"/>
    </style:style>
    <style:style style:name="T16" style:family="text">
      <style:text-properties style:font-name="Al Tarikh"/>
    </style:style>
    <style:style style:name="T17" style:family="text">
      <style:text-properties style:font-name="Apple Braille"/>
    </style:style>
    <style:style style:name="T18" style:family="text">
      <style:text-properties style:font-name="Apple Chancery"/>
    </style:style>
    <style:style style:name="T19" style:family="text">
      <style:text-properties style:font-name="Apple Color Emoji"/>
    </style:style>
    <style:style style:name="T20" style:family="text">
      <style:text-properties style:font-name="Andale Mono"/>
    </style:style>
    <text:list-style style:name="L1">
      <text:list-level-style-bullet text:level="1" text:style-name="Bullet_20_Symbols" style:num-suffix="." text:bullet-char="•">
        <style:list-level-properties text:space-before="0.37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7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7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Вопрос 2.</text:p>
      <text:p text:style-name="P3"><text:s text:c="13"/><text:span text:style-name="T12">Бухгалтерский учет: исторический аспект - три шкалы развития бухгалтерского учета, зарождение и становление бухгалтерского учета в России.</text:span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5"><text:span text:style-name="T12"><text:s/></text:span><text:span text:style-name="T7">Говоря о бухгалтерском учете важно понимать значение и сущность данного понятия. В соответствии с федеральным законом «О бухгалтерском учете» это упорядоченная система сбора, регистрации и обобщения информации в денежном выражении об имуществе, обязательствах организации и их движении путем сплошного, непрерывного и документального учета всех хозяйственных операций. Таким образом, ведение учета хозяйственных операций является неотъемлемой частью успешной деятельности любого предприятия.</text:span></text:p>
      <text:p text:style-name="P8">История развития методов бухгалтерского учета уходит корнями в глубокое прошлое. Первые развитые системы счетоводства были обнаружены в третьем тысячелетии до нашей эры в преданиях Древнего Египта, Вавилонии, Древнего Китая и др. Основной концепцией учета в древних цивилизациях считалась натуралистическая система, задачей которой являлось более конкретное описание движения ценностей в хозяйстве. Регистрация данных о наименованиях и видах ценностей, об их остатках на начало и конец учетного периода производилась на папирусных свитках и глиняных карточках, которые по праву можно отнести к начальным формам учетных регистров. Более того необходимо отметить, что именно в данных цивилизациях зародились основы аналитического и синтетического учета, так как в документах указывались не только причины расхождений с фактическим наличием материальных ценностей, но и на какой счет отнесена недостача .</text:p>
      <text:p text:style-name="P8">Во втором тысячелетии нашей эры история бухгалтерского учета совершила прогрессирующий скачок – произошло разделение простой бухгалтерии на два отдельных направления: патримональный и камеральный учеты. Данное явление, прежде всего, связано с появлением и развитием товарно-денежных отношений, когда появилась необходимость регистрации данных хозяйственных операций не только в натуральном измерении, но и в денежном. Патримональный учет опирался на регистрацию состояния и движения материальных ценностей, тогда как камеральный – на учет доходов и расходов денежных средств. К учетным регистрам средневековья относились записные книжки, кассовые книги, а также бирки. При возникновении торговых отношений широко применялась практика бирочного учета, которая подразумевала перелом бирки с записями на две части: одна часть переходила плательщику (приходный ордер), другая – получателю (квитанция об уплате). Однако сложившиеся методы обладали рядом недостатков, к которым можно отнести то, что учет не был сведен в единую систему, а его объекты велись в тех учетных единицах, которые их определяли.</text:p>
      <text:p text:style-name="P6"><text:soft-page-break/><text:span text:style-name="T12">Особенности государственного устройства России предопределили первый принцип русского учета: государство является единственным собственником всего имущества в стране, а значит, и законы защищают государственную собственность.</text:span></text:p>
      <text:p text:style-name="P15">В силу национальных традиций сформировался еще один принцип, согласно которому обязательства перед начальником важнее обязательств перед другими лицами. Учет трактовался как трудовая повинность, налагаемая на администрацию вышестоящими начальниками. А раз гак, то и вести учет можно некачественно, лишь бы никто не наказывал. Этот принцип силен и в настоящее время, только в лице начальника выступает инспектор налогового органа.</text:p>
      <text:p text:style-name="P15">Принципы русской бухгалтерии создавались под влиянием собственных традиций, национальной психологии и социально- экономической инфраструктуры. Исторически в России сложилась административно-командная система, в том числе в учете: сильна была вера в то, что стоит издать хороший закон (положение, инструкцию) — и все недостатки исчезнут.</text:p>
      <text:p text:style-name="P15">Импульс к развитию учетной мысли на Руси дало принятие христианства, вследствие чего появилось много монастырей, ведущих огромную по тем временам и разнообразную хозяйственную деятельность, для учета которой заполнялись специальные книги (отчеты).</text:p>
      <text:p text:style-name="P15">В XVIII в. реформы Петра I в определенной мере затронули и хозяйственный учет. В 1710 г. в газете «Московские новости» впервые в России появилось новое слово «бухгалтер» (было предложено и русское слово «книгодержатель», но оно не прижилось).</text:p>
      <text:p text:style-name="P15">Индустриализация страны была связана с развитием казенных металлургических и винокуренных заводов, кораблестроительных и иных предприятий. Учету и контролю уделялось огромное внимание, инструкции по учету издавались как государственные акты. Первый из них датируется 2 января 1714 г. Его положения стали обязательными для государственного аппарата и промышленности. Требовалось своевременно делать записи, ежедневно вести приходно-расходные книги, кроме того, было установлено строго персональное подчинение ответственных лиц.</text:p>
      <text:p text:style-name="P15">Крупнейшим событием в истории русского бухгалтерского учета было издание Регламента управления адмиралтейства и верфи от 5 апреля 1722 г., которым предусматривалась строгая система натурально-стоимостного учета материалов и разрешалось делать записи в бухгалтерские книги только на основе оправдательных документов. Приходно-расходная книга по учету материалов должна была вестись в алфавитном порядке по наименованию с указанием количества и суммы.</text:p>
      <text:p text:style-name="P15">Быстро развивался учет на уральских металлургических заводах. В. И. Геннин (1676-1750) разработал систему производственного учета, которая обеспечивала сплошную документацию всех фактов хозяйственной жизни, регулярное проведение инвентаризаций и составление отчетности. Кроме того, он усовершенствовал методику учета затрат с помощью линейной записи. В результате в системе учета формировалась аналитическая информация, необходимая для управления структурными подразделениями предприятий.</text:p>
      <text:p text:style-name="P15">Однако двойная запись не использовалась, так как учет в натуральных единицах был более понятен. Успех любой работы невозможен без контроля, средством контроля были доносы. Следствием подобных мер стало то, что в государственном хозяйстве учет был хорошо развит.</text:p>
      <text:p text:style-name="P15"><text:soft-page-break/>Наиболее серьезно с точки зрения теории учет развивался в хозяйствах помещиков. Главными объектами учета были люди, скот, пашни, инвентарь. Основным методическим приемом служила инвентаризация ценностей и людей. Записи заносились в специальные книги, на бирки.</text:p>
      <text:p text:style-name="P15">Учет в торговле также был основан на натуральных измерителях и велся по простой (униграфической) системе. Главный принцип оценки товаров — оценка по себестоимости (по фактическим затратам на покупку).</text:p>
      <text:p text:style-name="P15">В истории России XVIII в. был одним из благополучных. Последователи Петра I стремились улучшить учет, а наиболее действенным средством для этого была признана двойная бухгалтерская запись. Первым толкователем двойной записи в России стал М. Д. Чулков (1740-1792). Он же — первый русский автор книги по бухгалтерскому учету «Наставление необходимо нужное для российских купцов, а более для молодых людей», которая вышла в 1788 г. Чулков в своей книге описывал французскую форму счетоводства.</text:p>
      <text:p text:style-name="P15">Однако первая специальная книга по учету на русском языке «Ключ коммерции, или Торговли, то есть наука бухгалтерии, изъявляющая содержание книг и происхождение счетов коммерческих», переведенная с английского языка, была издана в 1783 г. Автор этой книги излагал принципы учета по старо итальянской форме, т.е. без разделения счетов на синтетические и аналитические. Спустя 20 лет, в 1804 г., вышла в свет третья книга по бухгалтерскому учету на русском языке, которая также имела эпохальное значение для русской бухгалтерии. Это книга Ивана Серикова «Совершенный счетовод, или Краткое и ясное руководство по бухгалтерии вообще с присовокуплением практических торговых примеров», где он описал немецкую форму счетоводства. Освоение европейской учетной мысли не вытеснило русскую традицию в бухгалтерском учете, а органично вписалось в нее.</text:p>
      <text:p text:style-name="P15">Отмена крепостного права стала импульсом для развития капитализма и, как следствие, бухгалтерского учета. В формировании русской бухгалтерской школы прослеживаются три этапа:</text:p>
      <text:list xml:id="list3484553803" text:style-name="L1">
        <text:list-item>
          <text:p text:style-name="P18">зарождение и формирование новых идей;</text:p>
        </text:list-item>
        <text:list-item>
          <text:p text:style-name="P18">распространение и международное признание этих идей;</text:p>
        </text:list-item>
        <text:list-item>
          <text:p text:style-name="P18">разочарование в эффективности новых идей.</text:p>
        </text:list-item>
      </text:list>
      <text:p text:style-name="P15">Первый этап начался с трудов П. И. Рейнбота и А. В. Прокофьева. Оба специалиста стояли на рубеже старой и новой русских школ. Рейнбот сводил предмет бухгалтерского учета к изменениям в имуществе. В объяснении причин двойной записи он исходил из принципов персонификации. Цель учета состояла в недопущении ошибок в регистрации и системном выяснении причин формирования прибылей и убытков. Синтетический учет Рейнбот трактовал как контрольный, поскольку сальдо и обороты синте тического учета должны контролировать сальдо и обороты по аналитическим счетам. Башне трактовался как обобщающий счет, который закрывает остальные счета. Практику учета ученый излагал по немецкой форме счетоводства.</text:p>
      <text:p text:style-name="P15">Прокофьев исходил из того, что приход ценностей всегда вызывает расход других ценностей. Он также полагат, что итатьян- ская школа счетоводства удобна для изучения, и требовал, чтобы каждая операция записывалась в журнал отдельно.</text:p>
      <text:p text:style-name="P15">С традиционными взглядами Рейнбота и Прокофьева был полностью не согласен Ф. В. Езерский, который раскрывал недостатки двойной бухгалтерской записи, называя ее воровской. Взамен двойной записи он предлагал тройную, которую в мировой бухгалтерской теории и на практике называют русской. Хотя научные оппоненты <text:soft-page-break/>Езерского отмечали, что это одна из разновидностей двойной записи, он именовал ее тройной по следующим причинам:</text:p>
      <text:list xml:id="list3916711546" text:style-name="L2">
        <text:list-item>
          <text:p text:style-name="P19">регистрация ведется по трем направлениям — приход, расход и результат движения ценностей;</text:p>
        </text:list-item>
        <text:list-item>
          <text:p text:style-name="P19">используются три учетных регистра, или, как говорил Ф. Езер- ский, параллели: журнал (хронологическая запись), Главная книга (систематическая запись), баланс (сводно-отчетная запись);</text:p>
        </text:list-item>
        <text:list-item>
          <text:p text:style-name="P19">правильность записей проверяется тремя признаками верности, присущими каждой параллели (книге).</text:p>
        </text:list-item>
      </text:list>
      <text:p text:style-name="P15">Новаторство Езерского заключалось в том, что он ставил перед учетом новые цели:</text:p>
      <text:list xml:id="list3910946370" text:style-name="L3">
        <text:list-item>
          <text:p text:style-name="P20">определение с помощью бухгалтерских записей финансового результата в любой момент времени;</text:p>
        </text:list-item>
        <text:list-item>
          <text:p text:style-name="P20">использование только покупных цен и оценки по себестоимости, использование счета наценки (торговой скидки), нахождение реализованной торговой наценки по среднему проценту;</text:p>
        </text:list-item>
        <text:list-item>
          <text:p text:style-name="P20">объединение аналитического и синтетического учета;</text:p>
        </text:list-item>
        <text:list-item>
          <text:p text:style-name="P20">достижение самоконтроля путем заранее заданного в учете совпадения контрольных сумм (19 показателей);</text:p>
        </text:list-item>
        <text:list-item>
          <text:p text:style-name="P20">проведение инвентаризации последовательно и постоянно (например, сегодня проверяют чай и кофе, завтра — спички и сахар).</text:p>
        </text:list-item>
      </text:list>
      <text:p text:style-name="P15">Езерский дал определение понятия «мертвая точка», т.е. уровня, с которого предприятие начинает получать прибыль, покрыв издержки. Система Ф. Езерского была рекомендована для изучения во всем мире бухгалтерским конгрессом, который проходил в 1912 г. в Шарлеруа (Бельгия), так как идеи этой системы были новыми для современников.</text:p>
      <text:p text:style-name="P15">Внести новации в бухгалтерский учет пытались многие. Так, И. Шмелев изобрел оригинальную «четверную бухгалтерию», но она оказалась модификацией двойной бухгалтерской записи.</text:p>
      <text:p text:style-name="P15">Если Езерский и Шмелев пытались разрушить парадигму двойной бухгалтерской записи, то И. Валицкий, С. Иванов и Э. Фельдгаузен и другие российские ученые пытались изменить се изнутри.</text:p>
      <text:p text:style-name="P15">Валицкий известен попыткой создания макроучета — бухгалтерии, построенной на базе статистических методов. В основе записей лежат не бухгалтерские документы, а акты статистического исчисления. Валицкий говорил, что вести макроучет нужно общественными, а не государственными силами. Основной недостаток теории Валицкого заключался в отсутствии механизма демонстрации использования двойной записи в системе макроучета.</text:p>
      <text:p text:style-name="P15">Иванов выдвинул задачу создания специальных счетов для отражения затрат (счета производства). Много внимания он уделял популяризации истории науки, но международное признание пришло к нему благодаря работе о судсбно-бухгалтсрской экспертизе, которую перевели на несколько иностранных языков.</text:p>
      <text:p text:style-name="P15">Фельдгаузен видел в учете средство управления предприятием. Он первым ввел в калькуляцию нормативный метод. Нормы устанавливались раз в 10 лет и утверждались комиссией экспертов. Далее в учете регистрировали отклонения от норм и показывали их как финансовые результаты (прибыли или убытки). К сожалению, предложения Фельдгаузена не получили признания у современников.</text:p>
      <text:p text:style-name="P15"><text:soft-page-break/>Таким образом, на первом этапе формирования русской бухгалтерской школы выделились традиционалисты (Рейнбот, Прокофьев и др.) и новаторы (Езерский, Валицкий и др.).</text:p>
      <text:p text:style-name="P15">Второй этап развития русской школы бухгалтерского учета связан с распространением новых идей. Начало этого этапа можно отнести к 1888 г., когда А. М. Вольф создал первый в России журнал «Счетоводство». В журнале печатались материалы представителей учетной элиты. Большое внимание на страницах журнала уделялось необходимости создания института присяжных бухгалтеров.</text:p>
      <text:p text:style-name="P15">Мощное развитие экономики вызвало огромный спрос на бухгалтеров. Количество курсов бухгалтеров, коммерческих училищ и школ в России значительно выросло. К началу XX в. появилась необходимость в высшем коммерческом образовании. Так, впервые в России в Петербургском политехническом институте в 1899 г. появилось экономическое отделение.</text:p>
      <text:p text:style-name="P15">Как видим, распространение бухгалтерских знаний и новых идей шло по двум направлениям: образование и издательская деятельность.</text:p>
      <text:p text:style-name="P15">Третий этап формирования русской бухгалтерской школы совпал с первой русской революцией. В учет пришли новые люди, возникли новые течения, появились новые проблемы. В это время образовались два научных направления: петербурская и московская школы. Их разделяло учение о счетах и балансе.</text:p>
      <text:p text:style-name="P15">В заключение отметим, что русская национальная школа сформировалась во многом под влиянием европейской учетной мысли. Так, еще в начале XIX в. столкнулись французское и немецкое влияние на русский учет. Победило немецкое. Этому способствовало то, что в тот период немецкий капитал играл весьма важную роль в экономике, преподавателями коммерческих дисциплин были преимущественно немцы и, наконец, практикующими бухгалтерами также в основном были немцы. Влияние французской школы изначально сказывалось слабее и к середине XIX в. прекратилось вообще. Итальянское воздействие на русский учет было непродолжительным и неглубоким, а англо-американского влияния, в сущности, не было вплоть до настоящего времени. Тем более, что национальные традиции всегда были сильны, отечественные ученые, теория и практика отвечали уровню мировых стандартов, а во многом и превосходили их.</text:p>
      <text:p text:style-name="P15"/>
      <text:p text:style-name="P15"/>
      <text:p text:style-name="P15"/>
      <text:p text:style-name="P16">Вопрос <text:span text:style-name="T4">48.</text:span></text:p>
      <text:p text:style-name="P16">Основное содержание и порядок учета нематериальных активов.</text:p>
      <text:p text:style-name="P15"/>
      <text:p text:style-name="P17"><text:span text:style-name="T9">Нематериальные активы</text:span> — идентифицируемые недежные внеоборотные активы, не имеющие материально-вещественной формы, но представляющие имущество организации, состоящие из прав на результаты интеллектуальной деятельности и приравненных к ним средств индивидуализации от полезного использования которых в течение продолжительного периода имеется уверенность в получении экономических выгод.</text:p>
      <text:p text:style-name="P10">Для принятия к бухгалтерскому учету объекта в качестве нематериального актива необходимо единовременное выполнение следующих <text:span text:style-name="T9">условий</text:span>:</text:p>
      <text:p text:style-name="P10"><text:soft-page-break/>а) объект способен приносить организации экономические выгоды в будущем, в частности, объект предназначен для использования в производстве продукции, при выполнении работ или оказании услуг, для управленческих нужд организации;</text:p>
      <text:p text:style-name="P10">б) организация имеет право на получение экономических выгод, которые данный объект способен приносить в будущем;</text:p>
      <text:p text:style-name="P10">в) возможность выделения или отделения (идентификации) объекта от других активов;</text:p>
      <text:p text:style-name="P10">г) объект предназначен для использования в течение длительного времени, т.е. срока полезного использования свыше 12 месяцев;</text:p>
      <text:p text:style-name="P10">д) организацией не предполагается продажа объекта в течение 12 мес.;</text:p>
      <text:p text:style-name="P10">е) фактическая (первоначальная) стоимость объекта может быть достоверно определена;</text:p>
      <text:p text:style-name="P10">ж) отсутствие у объекта материально-вещественной формы.</text:p>
      <text:p text:style-name="P10">При выполнении данных условий к нематериальным активам относятся, например, произведения науки, литературы и искусства; программы для электронных вычислительных машин; изобретения; полезные модели; селекционные достижения; секреты производства (ноу-хау); товарные знаки и знаки обслуживания.</text:p>
      <text:p text:style-name="P10">В составе нематериальных активов учитывается также деловая репутация, возникшая в связи с приобретением предприятия как имущественного.</text:p>
      <text:p text:style-name="P10">Нематериальными активами не являются: расходы, связанные с образованием юридического лица (организационные расходы); интеллектуальные и деловые качества персонала организации, их квалификация и способность к труду.</text:p>
      <text:p text:style-name="P12"><text:span text:style-name="T9">Единицей бухгалтерского учета </text:span>нематериальных активов является инвентарный объект. </text:p>
      <text:p text:style-name="P12">Карточка учета №НМА1 используется для всех видов НМА.</text:p>
      <text:p text:style-name="P12">Дополнительно:  Инвентарным объектом нематериальных активов признается совокупность прав, возникающих из одного патента, свидетельства, договора об отчуждении исключительного права на результат интеллектуальной деятельности или на средство индивидуализации либо в ином установленном законом порядке, предназначенных для выполнения определенных самостоятельных функций. В качестве инвентарного объекта нематериальных активов также может признаваться сложный объект, включающий несколько охраняемых результатов интеллектуальной деятельности (кинофильм, иное аудиовизуальное произведение, театрально-зрелищное представление, мультимедийный продукт, единая технология).</text:p>
      <text:p text:style-name="P12"><text:span text:style-name="T9">Деловая репутация. </text:span>Для целей бухгалтерского учета стоимость приобретенной деловой репутации определяется расчетным путем как разница между покупной ценой, уплачиваемой продавцу при приобретении предприятия как имущественного <text:soft-page-break/>комплекса (в целом или его части), и суммой всех активов и обязательств по бухгалтерскому балансу на дату его покупки (приобретения).</text:p>
      <text:p text:style-name="P12">Положительную деловую репутацию следует рассматривать как надбавку к цене, уплачиваемую покупателем в ожидании будущих экономических выгод в связи с приобретенными неидентифицируемыми активами, и учитывать в качестве отдельного инвентарного объекта.</text:p>
      <text:p text:style-name="P12">Отрицательную деловую репутацию следует рассматривать как скидку с цены, предоставляемую покупателю в связи с отсутствием факторов наличия стабильных покупателей, репутации качества, навыков маркетинга и сбыта, деловых связей, опыта управления, уровня квалификации персонала и т.п.</text:p>
      <text:p text:style-name="P11">Формирование первоначальной стоимости НМА.</text:p>
      <text:p text:style-name="P10">Нематериальные активы отражают в бухгалтерском учете по фактической (первоначальной) стоимости. Это сумма всех расходов на его приобретение, создание и обеспечение условий для использования. Согласно пунктам 8 и 9 ПБУ 14/2007 к таким расходам, в частности, относят:</text:p>
      <text:p text:style-name="P10">- суммы, уплачиваемые правообладателю (продавцу) по договору об отчуждении исключительного права на нематериальный актив;</text:p>
      <text:p text:style-name="P10">- таможенные пошлины и таможенные сборы, необходимость уплаты которых возникла при создании НМА;</text:p>
      <text:p text:style-name="P10">- суммы невозмещаемых налогов, уплаченных при покупке НМА (например НДС при приобретении нематериального актива для деятельности, не облагаемой этим налогом);</text:p>
      <text:p text:style-name="P10">- государственные пошлины (включая патентные) и другие необходимые платежи, уплачиваемые в связи с приобретением (регистрацией) НМА;</text:p>
      <text:p text:style-name="P10">- вознаграждения, уплачиваемые посредникам, через которых приобретен НМА;</text:p>
      <text:p text:style-name="P10">- суммы, уплачиваемые за информационные и консультационные услуги, связанные с приобретением НМА;</text:p>
      <text:p text:style-name="P10">- суммы, уплачиваемые за выполнение работ (услуг) сторонним организациям по договорам подряда, авторского заказа.</text:p>
      <text:p text:style-name="P12">Дополнительно: Следует отметить, что собственно договор авторского заказа (договор подряда) связан с выполнением действий с созданием нематериального объекта (не затрагивает условие о предоставлении права использования или отчуждении исключительного права), материальным носителем или фиксацией информации на материальном носителе, приготовлениями (в том числе техническому сопровождению) к созданию авторами результатов интеллектуальной деятельности, а последующее пользование и распоряжение исключительным имущественным правом происходит в рамках условий лицензионного договора или договора на отчуждение исключительного права соответственно. В то же самое время договоры НИОКР, исходя из своего содержания, предполагают, что условия об <text:soft-page-break/>имущественном праве на результат интеллектуальной деятельности являются оговоренным, в том числе с помощью диспозитивных норм Гражданского кодекса России;</text:p>
      <text:p text:style-name="P10">- расходы на оплату труда работников, непосредственно занятых в создании НМА, а также взносы на обязательное социальное страхование и взносы по "травме", начисленные с их доходов;</text:p>
      <text:p text:style-name="P10">- амортизацию основных средств и нематериальных активов, использованных непосредственно при создании НМА, первоначальная стоимость которого формируется;</text:p>
      <text:p text:style-name="P10">- другие расходы, непосредственно связанные с приобретением или созданием НМА (например затраты на оплату услуг по сокращению сроков государственной регистрации прав на нематериальный актив).</text:p>
      <text:p text:style-name="P12">Дополнительно: Внимание! По правилам налогового учета в фактическую стоимость НМА не включают налоги, учитываемые в составе расходов. В то же время сумма обязательных страховых взносов в ПФР, ФСС, ФФОМС и ТФОМС, начисленных с заработной платы работников, участвующих в создании нематериального актива, формирует его первоначальную стоимость.</text:p>
      <text:p text:style-name="P10">Некоторые расходы стоимость нематериального актива не увеличивают (п.10 ПБУ 14/2007). К таким затратам, например, относят общехозяйственные и другие аналогичные расходы, кроме случаев, когда они непосредственно связаны с приобретением и созданием активов.</text:p>
      <text:p text:style-name="P9"><text:span text:style-name="T11">Нематериальный актив может быть приобретен компанией несколькими способами. Например, куплен за плату у сторонней организации, создан силами самой компании, получен в качестве вклада в уставный капитал, приобретен безвозмездно, получен в рамках товарообменной сделки. В каждом из этих случаев есть особенности формирования его первоначальной стоимости</text:span>.</text:p>
      <text:p text:style-name="P13"/>
      <text:p text:style-name="P14"/>
      <text:p text:style-name="P7"><text:bookmark text:name="a2"/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 Braille" svg:font-family="'Apple Braille'" style:font-pitch="variable" style:font-charset="x-symbol"/>
    <style:font-face style:name="Apple Color Emoji" svg:font-family="'Apple Color Emoji'" style:font-pitch="variable" style:font-charset="x-symbol"/>
    <style:font-face style:name="Arial" svg:font-family="Arial"/>
    <style:font-face style:name="Arial1" svg:font-family="Arial, sans-serif"/>
    <style:font-face style:name="Georgia" svg:font-family="Georgia, Arial, Helvetica, sans-serif"/>
    <style:font-face style:name="TimesNewRomanPSMT" svg:font-family="TimesNewRomanPSMT"/>
    <style:font-face style:name="Al Bayan" svg:font-family="'Al Bayan'" style:font-pitch="variable"/>
    <style:font-face style:name="Al Nile" svg:font-family="'Al Nile'" style:font-pitch="variable"/>
    <style:font-face style:name="Al Tarikh" svg:font-family="'Al Tarikh'" style:font-pitch="variable"/>
    <style:font-face style:name="Andale Mono" svg:font-family="'Andale Mono'" style:font-pitch="variable"/>
    <style:font-face style:name="Apple Chancery" svg:font-family="'Apple Chancery'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8:01:27.695576534</meta:creation-date>
    <dc:date>2018-06-03T18:16:03.329442815</dc:date>
    <meta:editing-duration>PT4M25S</meta:editing-duration>
    <meta:editing-cycles>1</meta:editing-cycles>
    <meta:document-statistic meta:table-count="0" meta:image-count="0" meta:object-count="0" meta:page-count="8" meta:paragraph-count="83" meta:word-count="2690" meta:character-count="21307" meta:non-whitespace-character-count="18683"/>
    <meta:generator>LibreOffice/5.4.4.2$MacOSX_X86_64 LibreOffice_project/2524958677847fb3bb44820e40380acbe820f960</meta:generator>
  </office:meta>
</office:document-meta>
</file>